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svg:stroke-linecap="round" draw:fill="solid" draw:fill-color="#77bc65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.625cm" fo:min-width="0.375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-color="#ffde59" draw:textarea-horizontal-align="justify" draw:textarea-vertical-align="middle" draw:auto-grow-height="false" fo:min-height="0.354cm" fo:min-width="0.104cm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-color="#e16173" draw:textarea-horizontal-align="justify" draw:textarea-vertical-align="middle" draw:auto-grow-height="false" fo:min-height="0.354cm" fo:min-width="0.104cm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-color="#77bc65" draw:textarea-horizontal-align="justify" draw:textarea-vertical-align="middle" draw:auto-grow-height="false" fo:min-height="0.354cm" fo:min-width="0.104cm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fill="solid" draw:fill-color="#77bc65" draw:textarea-horizontal-align="justify" draw:textarea-vertical-align="middle" draw:auto-grow-height="false" fo:min-height="0.354cm" fo:min-width="0.104cm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Dash_20__28_Rounded_29_" svg:stroke-width="0.1cm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Dash_20__28_Rounded_29_" svg:stroke-width="0.1cm" draw:marker-start-width="0.35cm" draw:marker-end-width="0.35cm" svg:stroke-linecap="round" draw:fill="solid" draw:fill-color="#77bc65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Dash_20__28_Rounded_29_" svg:stroke-width="0.1cm" draw:marker-start-width="0.35cm" draw:marker-end-width="0.35cm" svg:stroke-linecap="round" draw:fill-color="#77bc65" draw:textarea-horizontal-align="justify" draw:textarea-vertical-align="middle" draw:auto-grow-height="false" fo:min-height="0.354cm" fo:min-width="0.104cm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Dash_20__28_Rounded_29_" svg:stroke-width="0.1cm" draw:marker-start-width="0.35cm" draw:marker-end-width="0.35cm" svg:stroke-linecap="round" draw:fill-color="#e16173" draw:textarea-horizontal-align="justify" draw:textarea-vertical-align="middle" draw:auto-grow-height="false" fo:min-height="0.354cm" fo:min-width="0.104cm" fo:padding-top="0.175cm" fo:padding-bottom="0.175cm" fo:padding-left="0.3cm" fo:padding-right="0.3cm"/>
    </style:style>
    <style:style style:name="gr12" style:family="graphic" style:parent-style-name="standard">
      <style:graphic-properties draw:stroke="dash" draw:stroke-dash="Dash_20__28_Rounded_29_" svg:stroke-width="0.1cm" draw:marker-start-width="0.35cm" draw:marker-end-width="0.35cm" svg:stroke-linecap="round" draw:fill="solid" draw:fill-color="#77bc65" draw:textarea-horizontal-align="justify" draw:textarea-vertical-align="middle" draw:auto-grow-height="false" fo:min-height="0.354cm" fo:min-width="0.104cm" fo:padding-top="0.175cm" fo:padding-bottom="0.175cm" fo:padding-left="0.3cm" fo:padding-right="0.3cm"/>
    </style:style>
    <style:style style:name="gr13" style:family="graphic" style:parent-style-name="standard">
      <style:graphic-properties draw:stroke="dash" draw:stroke-dash="Dash_20__28_Rounded_29_" svg:stroke-width="0.1cm" draw:marker-start-width="0.35cm" draw:marker-end-width="0.35cm" svg:stroke-linecap="round" draw:fill-color="#ffde59" draw:textarea-horizontal-align="justify" draw:textarea-vertical-align="middle" draw:auto-grow-height="false" fo:min-height="0.354cm" fo:min-width="0.104cm" fo:padding-top="0.175cm" fo:padding-bottom="0.175cm" fo:padding-left="0.3cm" fo:padding-right="0.3cm"/>
    </style:style>
    <style:style style:name="gr14" style:family="graphic" style:parent-style-name="standard">
      <style:graphic-properties draw:stroke="solid" draw:stroke-dash="Dash_20__28_Rounded_29_" svg:stroke-width="0.1cm" svg:stroke-color="#f10d0c" draw:marker-start-width="0.35cm" draw:marker-end-width="0.35cm" svg:stroke-linecap="round" draw:fill-color="#e16173" draw:textarea-horizontal-align="justify" draw:textarea-vertical-align="middle" draw:auto-grow-height="false" fo:min-height="0.354cm" fo:min-width="0.104cm" fo:padding-top="0.175cm" fo:padding-bottom="0.175cm" fo:padding-left="0.3cm" fo:padding-right="0.3cm"/>
    </style:style>
    <style:style style:name="gr15" style:family="graphic" style:parent-style-name="standard">
      <style:graphic-properties draw:stroke="solid" draw:stroke-dash="Dash_20__28_Rounded_29_" svg:stroke-width="0.1cm" svg:stroke-color="#f10d0c" draw:marker-start-width="0.35cm" draw:marker-end-width="0.35cm" svg:stroke-linecap="round" draw:fill="solid" draw:fill-color="#77bc65" draw:textarea-horizontal-align="justify" draw:textarea-vertical-align="middle" draw:auto-grow-height="false" fo:min-height="0.354cm" fo:min-width="0.104cm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f10d0c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solid" draw:stroke-dash="Dash_20__28_Rounded_29_" svg:stroke-width="0.1cm" svg:stroke-color="#f10d0c" draw:marker-start-width="0.35cm" draw:marker-end-width="0.35cm" svg:stroke-linecap="round" draw:textarea-horizontal-align="justify" draw:textarea-vertical-align="middle" draw:auto-grow-height="false" fo:min-height="0.625cm" fo:min-width="0.375cm" fo:padding-top="0.175cm" fo:padding-bottom="0.175cm" fo:padding-left="0.3cm" fo:padding-right="0.3cm"/>
    </style:style>
    <style:style style:name="gr18" style:family="graphic" style:parent-style-name="standard">
      <style:graphic-properties draw:stroke="solid" draw:stroke-dash="Dash_20__28_Rounded_29_" svg:stroke-width="0.1cm" svg:stroke-color="#f10d0c" draw:marker-start-width="0.35cm" draw:marker-end-width="0.35cm" svg:stroke-linecap="round" draw:fill-color="#ffde59" draw:textarea-horizontal-align="justify" draw:textarea-vertical-align="middle" draw:auto-grow-height="false" fo:min-height="0.354cm" fo:min-width="0.104cm" fo:padding-top="0.175cm" fo:padding-bottom="0.175cm" fo:padding-left="0.3cm" fo:padding-right="0.3cm"/>
    </style:style>
    <style:style style:name="gr19" style:family="graphic" style:parent-style-name="standard">
      <style:graphic-properties draw:stroke="solid" draw:stroke-dash="Dash_20__28_Rounded_29_" svg:stroke-width="0.1cm" svg:stroke-color="#f10d0c" draw:marker-start-width="0.35cm" draw:marker-end-width="0.35cm" svg:stroke-linecap="round" draw:fill-color="#77bc65" draw:textarea-horizontal-align="justify" draw:textarea-vertical-align="middle" draw:auto-grow-height="false" fo:min-height="0.354cm" fo:min-width="0.104cm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02cm" svg:stroke-color="#000000" draw:marker-start="Dimension_20_Line" draw:marker-start-width="0.23cm" draw:marker-end="Dimension_20_Line" draw:marker-end-width="0.23cm" draw:fill="none" draw:textarea-vertical-align="middle" fo:padding-top="0.135cm" fo:padding-bottom="0.135cm" fo:padding-left="0.26cm" fo:padding-right="0.26cm"/>
    </style:style>
    <style:style style:name="gr21" style:family="graphic" style:parent-style-name="objectwithoutfill">
      <style:graphic-properties svg:stroke-width="0.02cm" svg:stroke-color="#000000" draw:marker-start="Dimension_20_Line" draw:marker-start-width="0.23cm" draw:marker-end="Dimension_20_Line" draw:marker-end-width="0.23cm" draw:fill="none" draw:textarea-vertical-align="middle" fo:padding-top="0.135cm" fo:padding-bottom="0.135cm" fo:padding-left="0.26cm" fo:padding-right="0.2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64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68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7bc65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de59"/>
      <style:paragraph-properties fo:text-align="center"/>
    </style:style>
    <style:style style:name="P5" style:family="paragraph">
      <loext:graphic-properties draw:fill-color="#e16173"/>
      <style:paragraph-properties fo:text-align="center"/>
    </style:style>
    <style:style style:name="P6" style:family="paragraph">
      <loext:graphic-properties draw:fill-color="#77bc65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</style:style>
    <style:style style:name="T1" style:family="text">
      <style:text-properties fo:font-size="12pt" fo:background-color="transparent" style:font-size-asian="12pt" style:font-size-complex="12pt"/>
    </style:style>
    <style:style style:name="T2" style:family="text">
      <style:text-properties style:text-position="-8% 58%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324cm" svg:y1="8.202cm" svg:x2="14.205cm" svg:y2="6.585cm">
          <text:p/>
        </draw:line>
        <draw:line draw:style-name="gr1" draw:text-style-name="P1" draw:layer="layout" svg:x1="10.325cm" svg:y1="8.202cm" svg:x2="6.208cm" svg:y2="9.731cm">
          <text:p/>
        </draw:line>
        <draw:line draw:style-name="gr2" draw:text-style-name="P2" draw:layer="layout" svg:x1="2.181cm" svg:y1="11.113cm" svg:x2="6.209cm" svg:y2="9.732cm">
          <text:p/>
        </draw:line>
        <draw:line draw:style-name="gr1" draw:text-style-name="P1" draw:layer="layout" svg:x1="11.265cm" svg:y1="8.878cm" svg:x2="14.146cm" svg:y2="6.703cm">
          <text:p/>
        </draw:line>
        <draw:line draw:style-name="gr1" draw:text-style-name="P1" draw:layer="layout" svg:x1="11.265cm" svg:y1="8.878cm" svg:x2="9.266cm" svg:y2="12.142cm">
          <text:p/>
        </draw:line>
        <draw:line draw:style-name="gr1" draw:text-style-name="P1" draw:layer="layout" svg:x1="7.943cm" svg:y1="16.257cm" svg:x2="9.267cm" svg:y2="12.143cm">
          <text:p/>
        </draw:line>
        <draw:line draw:style-name="gr1" draw:text-style-name="P1" draw:layer="layout" svg:x1="12.617cm" svg:y1="9.408cm" svg:x2="14.116cm" svg:y2="6.703cm">
          <text:p/>
        </draw:line>
        <draw:line draw:style-name="gr1" draw:text-style-name="P1" draw:layer="layout" svg:x1="12.617cm" svg:y1="9.408cm" svg:x2="12.294cm" svg:y2="12.524cm">
          <text:p/>
        </draw:line>
        <draw:line draw:style-name="gr1" draw:text-style-name="P1" draw:layer="layout" svg:x1="14.469cm" svg:y1="15.993cm" svg:x2="12.295cm" svg:y2="12.524cm">
          <text:p/>
        </draw:line>
        <draw:line draw:style-name="gr1" draw:text-style-name="P1" draw:layer="layout" svg:x1="14.175cm" svg:y1="6.615cm" svg:x2="14.028cm" svg:y2="9.672cm">
          <text:p/>
        </draw:line>
        <draw:line draw:style-name="gr1" draw:text-style-name="P1" draw:layer="layout" svg:x1="17.497cm" svg:y1="11.26cm" svg:x2="14.029cm" svg:y2="9.673cm">
          <text:p/>
        </draw:line>
        <draw:line draw:style-name="gr1" draw:text-style-name="P1" draw:layer="layout" svg:x1="17.497cm" svg:y1="11.261cm" svg:x2="18.232cm" svg:y2="15.905cm">
          <text:p/>
        </draw:line>
        <draw:custom-shape draw:style-name="gr3" draw:text-style-name="P3" draw:layer="layout" svg:width="1.235cm" svg:height="1.235cm" svg:x="13.528cm" svg:y="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52cm" svg:height="0.852cm" svg:x="9.882cm" svg:y="7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852cm" svg:height="0.852cm" svg:x="5.856cm" svg:y="9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852cm" svg:height="0.852cm" svg:x="1.858cm" svg:y="10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52cm" svg:height="0.852cm" svg:x="10.884cm" svg:y="8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852cm" svg:height="0.852cm" svg:x="8.857cm" svg:y="11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852cm" svg:height="0.852cm" svg:x="7.506cm" svg:y="15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52cm" svg:height="0.852cm" svg:x="12.182cm" svg:y="9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852cm" svg:height="0.852cm" svg:x="11.889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852cm" svg:height="0.852cm" svg:x="14.036cm" svg:y="15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52cm" svg:height="0.852cm" svg:x="13.625cm" svg:y="9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852cm" svg:height="0.852cm" svg:x="16.978cm" svg:y="10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852cm" svg:height="0.852cm" svg:x="17.86cm" svg:y="15.4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9.552cm" svg:y1="7.718cm" svg:x2="33.337cm" svg:y2="6.239cm">
          <text:p/>
        </draw:line>
        <draw:line draw:style-name="gr8" draw:text-style-name="P1" draw:layer="layout" svg:x1="29.553cm" svg:y1="7.718cm" svg:x2="25.436cm" svg:y2="9.247cm">
          <text:p/>
        </draw:line>
        <draw:line draw:style-name="gr9" draw:text-style-name="P2" draw:layer="layout" svg:x1="21.409cm" svg:y1="10.629cm" svg:x2="25.437cm" svg:y2="9.248cm">
          <text:p/>
        </draw:line>
        <draw:line draw:style-name="gr8" draw:text-style-name="P1" draw:layer="layout" svg:x1="30.493cm" svg:y1="8.394cm" svg:x2="33.374cm" svg:y2="6.219cm">
          <text:p/>
        </draw:line>
        <draw:line draw:style-name="gr8" draw:text-style-name="P1" draw:layer="layout" svg:x1="30.493cm" svg:y1="8.394cm" svg:x2="28.494cm" svg:y2="11.658cm">
          <text:p/>
        </draw:line>
        <draw:line draw:style-name="gr8" draw:text-style-name="P1" draw:layer="layout" svg:x1="27.171cm" svg:y1="15.773cm" svg:x2="28.495cm" svg:y2="11.659cm">
          <text:p/>
        </draw:line>
        <draw:line draw:style-name="gr8" draw:text-style-name="P1" draw:layer="layout" svg:x1="31.845cm" svg:y1="8.924cm" svg:x2="33.344cm" svg:y2="6.219cm">
          <text:p/>
        </draw:line>
        <draw:line draw:style-name="gr8" draw:text-style-name="P1" draw:layer="layout" svg:x1="31.845cm" svg:y1="8.924cm" svg:x2="31.522cm" svg:y2="12.04cm">
          <text:p/>
        </draw:line>
        <draw:line draw:style-name="gr8" draw:text-style-name="P1" draw:layer="layout" svg:x1="33.697cm" svg:y1="15.509cm" svg:x2="31.523cm" svg:y2="12.04cm">
          <text:p/>
        </draw:line>
        <draw:line draw:style-name="gr8" draw:text-style-name="P1" draw:layer="layout" svg:x1="33.403cm" svg:y1="6.131cm" svg:x2="33.256cm" svg:y2="9.188cm">
          <text:p/>
        </draw:line>
        <draw:line draw:style-name="gr8" draw:text-style-name="P1" draw:layer="layout" svg:x1="36.725cm" svg:y1="10.776cm" svg:x2="33.257cm" svg:y2="9.189cm">
          <text:p/>
        </draw:line>
        <draw:line draw:style-name="gr8" draw:text-style-name="P1" draw:layer="layout" svg:x1="36.725cm" svg:y1="10.777cm" svg:x2="37.46cm" svg:y2="15.421cm">
          <text:p/>
        </draw:line>
        <draw:custom-shape draw:style-name="gr10" draw:text-style-name="P6" draw:layer="layout" svg:width="0.852cm" svg:height="0.852cm" svg:x="21.086cm" svg:y="10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852cm" svg:height="0.852cm" svg:x="28.085cm" svg:y="11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852cm" svg:height="0.852cm" svg:x="26.734cm" svg:y="15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852cm" svg:height="0.852cm" svg:x="31.41cm" svg:y="8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852cm" svg:height="0.852cm" svg:x="31.117cm" svg:y="11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852cm" svg:height="0.852cm" svg:x="33.264cm" svg:y="14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852cm" svg:height="0.852cm" svg:x="32.853cm" svg:y="8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852cm" svg:height="0.852cm" svg:x="36.206cm" svg:y="10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852cm" svg:height="0.852cm" svg:x="37.088cm" svg:y="14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33.372cm" svg:y1="6.245cm" svg:x2="29.562cm" svg:y2="7.726cm">
          <text:p/>
        </draw:line>
        <draw:line draw:style-name="gr16" draw:text-style-name="P1" draw:layer="layout" svg:x1="25.47cm" svg:y1="9.243cm" svg:x2="29.563cm" svg:y2="7.727cm">
          <text:p/>
        </draw:line>
        <draw:line draw:style-name="gr16" draw:text-style-name="P1" draw:layer="layout" svg:x1="25.471cm" svg:y1="9.243cm" svg:x2="21.59cm" svg:y2="10.795cm">
          <text:p/>
        </draw:line>
        <draw:line draw:style-name="gr16" draw:text-style-name="P1" draw:layer="layout" svg:x1="30.55cm" svg:y1="8.361cm" svg:x2="33.408cm" svg:y2="6.209cm">
          <text:p/>
        </draw:line>
        <draw:line draw:style-name="gr16" draw:text-style-name="P1" draw:layer="layout" svg:x1="30.55cm" svg:y1="8.362cm" svg:x2="28.257cm" svg:y2="11.501cm">
          <text:p/>
        </draw:line>
        <draw:line draw:style-name="gr16" draw:text-style-name="P1" draw:layer="layout" svg:x1="26.528cm" svg:y1="15.346cm" svg:x2="28.258cm" svg:y2="11.501cm">
          <text:p/>
        </draw:line>
        <draw:line draw:style-name="gr16" draw:text-style-name="P1" draw:layer="layout" svg:x1="31.644cm" svg:y1="8.996cm" svg:x2="33.408cm" svg:y2="6.245cm">
          <text:p/>
        </draw:line>
        <draw:line draw:style-name="gr16" draw:text-style-name="P1" draw:layer="layout" svg:x1="31.644cm" svg:y1="8.996cm" svg:x2="31.009cm" svg:y2="11.889cm">
          <text:p/>
        </draw:line>
        <draw:line draw:style-name="gr16" draw:text-style-name="P1" draw:layer="layout" svg:x1="31.961cm" svg:y1="15.805cm" svg:x2="31.01cm" svg:y2="11.89cm">
          <text:p/>
        </draw:line>
        <draw:line draw:style-name="gr16" draw:text-style-name="P1" draw:layer="layout" svg:x1="32.984cm" svg:y1="9.137cm" svg:x2="33.408cm" svg:y2="6.245cm">
          <text:p/>
        </draw:line>
        <draw:line draw:style-name="gr16" draw:text-style-name="P1" draw:layer="layout" svg:x1="32.984cm" svg:y1="9.137cm" svg:x2="35.348cm" svg:y2="11.325cm">
          <text:p/>
        </draw:line>
        <draw:line draw:style-name="gr16" draw:text-style-name="P1" draw:layer="layout" svg:x1="34.783cm" svg:y1="15.205cm" svg:x2="35.348cm" svg:y2="11.325cm">
          <text:p/>
        </draw:line>
        <draw:custom-shape draw:style-name="gr17" draw:text-style-name="P3" draw:layer="layout" svg:width="1.235cm" svg:height="1.235cm" svg:x="32.756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852cm" svg:height="0.852cm" svg:x="29.11cm" svg:y="7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852cm" svg:height="0.852cm" svg:x="25.084cm" svg:y="8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852cm" svg:height="0.852cm" svg:x="30.112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0.852cm" svg:height="0.852cm" svg:x="21.192cm" svg:y="10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852cm" svg:height="0.852cm" svg:x="26.1cm" svg:y="14.8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852cm" svg:height="0.852cm" svg:x="27.839cm" svg:y="11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852cm" svg:height="0.852cm" svg:x="31.235cm" svg:y="8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852cm" svg:height="0.852cm" svg:x="30.589cm" svg:y="11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852cm" svg:height="0.852cm" svg:x="31.537cm" svg:y="15.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852cm" svg:height="0.852cm" svg:x="32.537cm" svg:y="8.7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852cm" svg:height="0.852cm" svg:x="34.937cm" svg:y="10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852cm" svg:height="0.852cm" svg:x="34.336cm" svg:y="14.7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1.445cm" svg:y1="10.667cm" svg:x2="21.612cm" svg:y2="10.806cm">
          <text:p/>
        </draw:line>
        <draw:line draw:style-name="gr21" draw:text-style-name="P1" draw:layer="layout" svg:x1="26.458cm" svg:y1="15.235cm" svg:x2="27.182cm" svg:y2="15.708cm">
          <text:p text:style-name="P7"><text:span text:style-name="T1"/></text:p>
          <text:p text:style-name="P7"><text:span text:style-name="T2"/></text:p>
        </draw:line>
        <draw:line draw:style-name="gr21" draw:text-style-name="P1" draw:layer="layout" svg:x1="31.889cm" svg:y1="15.875cm" svg:x2="33.699cm" svg:y2="15.43cm">
          <text:p text:style-name="P7"><text:span text:style-name="T3"/></text:p>
          <text:p text:style-name="P7"><text:span text:style-name="T3"/></text:p>
        </draw:line>
        <draw:line draw:style-name="gr21" draw:text-style-name="P1" draw:layer="layout" svg:x1="34.73cm" svg:y1="15.235cm" svg:x2="37.487cm" svg:y2="15.402cm">
          <text:p text:style-name="P3"><text:span text:style-name="T4"/></text:p>
          <text:p text:style-name="P3"><text:span text:style-name="T4"/></text:p>
        </draw:line>
        <draw:frame draw:style-name="gr22" draw:text-style-name="P8" draw:layer="layout" svg:width="1.811cm" svg:height="0.893cm" svg:x="20.721cm" svg:y="11.167cm">
          <draw:text-box>
            <text:p><text:span text:style-name="T3">X</text:span><text:span text:style-name="T2">0</text:span><text:span text:style-name="T5"> ≈ 0</text:span></text:p>
          </draw:text-box>
        </draw:frame>
        <draw:frame draw:style-name="gr22" draw:text-style-name="P8" draw:layer="layout" svg:width="1.811cm" svg:height="0.893cm" svg:x="26.183cm" svg:y="15.597cm">
          <draw:text-box>
            <text:p><text:span text:style-name="T3">X</text:span><text:span text:style-name="T2">1</text:span></text:p>
          </draw:text-box>
        </draw:frame>
        <draw:frame draw:style-name="gr22" draw:text-style-name="P8" draw:layer="layout" svg:width="1.811cm" svg:height="0.893cm" svg:x="32.418cm" svg:y="15.565cm">
          <draw:text-box>
            <text:p><text:span text:style-name="T3">X</text:span><text:span text:style-name="T2">2</text:span></text:p>
          </draw:text-box>
        </draw:frame>
        <draw:frame draw:style-name="gr22" draw:text-style-name="P8" draw:layer="layout" svg:width="1.811cm" svg:height="0.893cm" svg:x="35.709cm" svg:y="15.201cm">
          <draw:text-box>
            <text:p><text:span text:style-name="T3">X</text:span><text:span text:style-name="T2">3</text:span></text:p>
          </draw:text-box>
        </draw:frame>
        <draw:frame draw:style-name="gr22" draw:text-style-name="P8" draw:layer="layout" svg:width="1.811cm" svg:height="0.893cm" svg:x="1.577cm" svg:y="11.418cm">
          <draw:text-box>
            <text:p><text:span text:style-name="T3">n = 0</text:span></text:p>
          </draw:text-box>
        </draw:frame>
        <draw:frame draw:style-name="gr22" draw:text-style-name="P8" draw:layer="layout" svg:width="1.811cm" svg:height="0.893cm" svg:x="7.214cm" svg:y="16.499cm">
          <draw:text-box>
            <text:p><text:span text:style-name="T3">n = 1</text:span></text:p>
          </draw:text-box>
        </draw:frame>
        <draw:frame draw:style-name="gr22" draw:text-style-name="P8" draw:layer="layout" svg:width="1.811cm" svg:height="0.893cm" svg:x="13.723cm" svg:y="16.261cm">
          <draw:text-box>
            <text:p><text:span text:style-name="T3">n = 2</text:span></text:p>
          </draw:text-box>
        </draw:frame>
        <draw:frame draw:style-name="gr23" draw:text-style-name="P8" draw:layer="layout" svg:width="1.811cm" svg:height="0.936cm" svg:x="17.639cm" svg:y="16.182cm">
          <draw:text-box>
            <text:p><text:span text:style-name="T3">n = 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" draw:display-name="Dimension Line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1:12:16.706227616</meta:creation-date>
    <dc:date>2022-10-29T11:33:24.689455672</dc:date>
    <meta:editing-duration>PT20M43S</meta:editing-duration>
    <meta:editing-cycles>4</meta:editing-cycles>
    <meta:generator>LibreOffice/7.4.2.3$Linux_X86_64 LibreOffice_project/40$Build-3</meta:generator>
    <meta:document-statistic meta:object-count="83"/>
  </office:meta>
</office:document-meta>
</file>